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ysql&gt; DELIMITER //</text:p>
      <text:p text:style-name="Preformatted_20_Text">mysql&gt; CREATE PROCEDURE calculate_area()</text:p>
      <text:p text:style-name="Preformatted_20_Text"><text:s text:c="4"/>-&gt; BEGIN</text:p>
      <text:p text:style-name="Preformatted_20_Text"><text:s text:c="4"/>-&gt; DECLARE radius decimal(5,2);</text:p>
      <text:p text:style-name="Preformatted_20_Text"><text:s text:c="4"/>-&gt; DECLARE area decimal(10,2);</text:p>
      <text:p text:style-name="Preformatted_20_Text"><text:s text:c="4"/>-&gt; DECLARE i INT DEFAULT 5;</text:p>
      <text:p text:style-name="Preformatted_20_Text"><text:s text:c="4"/>-&gt; while i &lt;= 9 do</text:p>
      <text:p text:style-name="Preformatted_20_Text"><text:s text:c="4"/>-&gt; set radius = i;</text:p>
      <text:p text:style-name="Preformatted_20_Text"><text:s text:c="4"/>-&gt; set area = 3.14159 * radius * radius;</text:p>
      <text:p text:style-name="Preformatted_20_Text"><text:s text:c="4"/>-&gt; insert into areas(radius, area) values (radius, area);</text:p>
      <text:p text:style-name="Preformatted_20_Text"><text:s text:c="4"/>-&gt; set i = i + 1;</text:p>
      <text:p text:style-name="Preformatted_20_Text"><text:s text:c="4"/>-&gt; end while;</text:p>
      <text:p text:style-name="Preformatted_20_Text"><text:s text:c="4"/>-&gt; end//</text:p>
      <text:p text:style-name="Preformatted_20_Text">Query OK, 0 rows affected (0.13 sec)</text:p>
      <text:p text:style-name="Preformatted_20_Text"/>
      <text:p text:style-name="Preformatted_20_Text">mysql&gt; delimiter ;</text:p>
      <text:p text:style-name="Preformatted_20_Text">mysql&gt; select * from areas;</text:p>
      <text:p text:style-name="Preformatted_20_Text">Empty set (0.00 sec)</text:p>
      <text:p text:style-name="Preformatted_20_Text"/>
      <text:p text:style-name="Preformatted_20_Text">mysql&gt; call calculate_area();</text:p>
      <text:p text:style-name="Preformatted_20_Text">Query OK, 1 row affected (0.47 sec)</text:p>
      <text:p text:style-name="Preformatted_20_Text"/>
      <text:p text:style-name="Preformatted_20_Text">mysql&gt; select * from areas;</text:p>
      <text:p text:style-name="Preformatted_20_Text">+--------+--------+</text:p>
      <text:p text:style-name="Preformatted_20_Text">| radius | area <text:s text:c="2"/>|</text:p>
      <text:p text:style-name="Preformatted_20_Text">+--------+--------+</text:p>
      <text:p text:style-name="Preformatted_20_Text">| <text:s text:c="2"/>5.00 | <text:s/>78.54 |</text:p>
      <text:p text:style-name="Preformatted_20_Text">| <text:s text:c="2"/>6.00 | 113.10 |</text:p>
      <text:p text:style-name="Preformatted_20_Text">| <text:s text:c="2"/>7.00 | 153.94 |</text:p>
      <text:p text:style-name="Preformatted_20_Text">| <text:s text:c="2"/>8.00 | 201.06 |</text:p>
      <text:p text:style-name="Preformatted_20_Text">| <text:s text:c="2"/>9.00 | 254.47 |</text:p>
      <text:p text:style-name="Preformatted_20_Text">+--------+--------+</text:p>
      <text:p text:style-name="Preformatted_20_Text">5 rows in set (0.00 sec)</text:p>
      <text:p text:style-name="Preformatted_20_Text"/>
      <text:p text:style-name="Preformatted_20_Text">mysql&gt; notee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7-29T12:04:26.259892496</dc:date>
    <meta:editing-duration>PT20S</meta:editing-duration>
    <meta:editing-cycles>1</meta:editing-cycles>
    <meta:document-statistic meta:table-count="0" meta:image-count="0" meta:object-count="0" meta:page-count="1" meta:paragraph-count="31" meta:word-count="144" meta:character-count="770" meta:non-whitespace-character-count="606"/>
  </office:meta>
</office:document-meta>
</file>